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Tahoma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ahoma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3pt" style:font-size-asian="13pt" style:font-size-complex="13pt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rame_20_contents">
      <style:paragraph-properties fo:text-align="center" style:justify-single-word="false"/>
      <style:text-properties style:font-name="Tahoma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.15cm" fo:border-left="0.002cm solid #000000" fo:border-right="0.002cm solid #000000" fo:border-top="none" fo:border-bottom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king vor rpoofreader four mai diploma thesis!</text:p>
      <text:p text:style-name="P2"><text:span text:style-name="T1"/></text:p>
      <text:p text:style-name="P5">Well, my spelling might not be <text:span text:style-name="T8">that</text:span> bad. However:</text:p>
      <text:p text:style-name="P5"/>
      <text:p text:style-name="P2"><text:span text:style-name="T1">I did write my diploma thesis for </text:span><text:span text:style-name="T4">philosophy</text:span><text:span text:style-name="T1"> in English, and am now looking for a </text:span><text:span text:style-name="T5">native speaker and/or advanced English student</text:span><text:span text:style-name="T1"> as proofreader.</text:span></text:p>
      <text:p text:style-name="P5"/>
      <text:p text:style-name="P5">The title of the diploma thesis is <text:span text:style-name="T9">Tackling the Hard Problem of Consciousness</text:span>, which is how a mere clump of grey neuron cells, purely physical <text:span text:style-name="T8">stuff</text:span> like our brains are, can produce elaborate constructs such as thoughts, wishes, and generally intentionality, mental states, subjectivity and consciousness.</text:p>
      <text:p text:style-name="P5"/>
      <text:p text:style-name="P5">I hope that sounds as interesting to you as it did to me. I also happen to think that I clarified possible answers to this question a little bit (from a rational-causalist point of view), based on works from Dennett, Metzinger and Minsky. Teaser over.</text:p>
      <text:p text:style-name="P3"><text:span text:style-name="T1"/></text:p>
      <text:p text:style-name="P3"><text:span text:style-name="T1">Interested?</text:span></text:p>
      <text:p text:style-name="P5">Payment is negotiable, time frame roughly one month. Call me!</text:p>
      <text:p text:style-name="P4"><draw:frame draw:style-name="fr1" draw:name="Frame1" text:anchor-type="paragraph" svg:x="-1.58cm" svg:y="1.371cm" svg:width="5.002cm" draw:z-index="0"><draw:text-box fo:min-height="4.572cm"><text:p text:style-name="P6"/><text:p text:style-name="P7">Proofreading<text:line-break/>Diploma Thesis<text:line-break/>Consciousness</text:p><text:p text:style-name="P7">Guido Gloor Modjib</text:p><text:p text:style-name="P7">079 / 476 46 37</text:p></draw:text-box></draw:frame><draw:frame draw:style-name="fr1" draw:name="Frame2" text:anchor-type="paragraph" svg:x="3.42cm" svg:y="1.371cm" svg:width="5.002cm" draw:z-index="1"><draw:text-box fo:min-height="4.572cm"><text:p text:style-name="P6"/><text:p text:style-name="P7">Proofreading<text:line-break/>Diploma Thesis<text:line-break/>Consciousness</text:p><text:p text:style-name="P7">Guido Gloor Modjib</text:p><text:p text:style-name="P7">079 / 476 46 37</text:p></draw:text-box></draw:frame><draw:frame draw:style-name="fr1" draw:name="Frame3" text:anchor-type="paragraph" svg:x="8.421cm" svg:y="1.371cm" svg:width="5.002cm" draw:z-index="2"><draw:text-box fo:min-height="4.572cm"><text:p text:style-name="P6"/><text:p text:style-name="P7">Proofreading<text:line-break/>Diploma Thesis<text:line-break/>Consciousness</text:p><text:p text:style-name="P7">Guido Gloor Modjib</text:p><text:p text:style-name="P7">079 / 476 46 37</text:p></draw:text-box></draw:frame><draw:frame draw:style-name="fr1" draw:name="Frame4" text:anchor-type="paragraph" svg:x="13.421cm" svg:y="1.371cm" svg:width="5.002cm" draw:z-index="3"><draw:text-box fo:min-height="4.572cm"><text:p text:style-name="P6"/><text:p text:style-name="P7">Proofreading<text:line-break/>Diploma Thesis<text:line-break/>Consciousness</text:p><text:p text:style-name="P7">Guido Gloor Modjib</text:p><text:p text:style-name="P7">079 / 476 46 37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do Gloor</meta:initial-creator>
    <meta:creation-date>2009-06-23T15:17:38.84</meta:creation-date>
    <dc:date>2009-06-23T15:57:38.19</dc:date>
    <dc:creator>Guido Gloor</dc:creator>
    <meta:editing-duration>PT00H22M27S</meta:editing-duration>
    <meta:editing-cycles>19</meta:editing-cycles>
    <meta:generator>OpenOffice.org/3.1$Win32 OpenOffice.org_project/310m11$Build-9399</meta:generator>
    <meta:printed-by>Guido Gloor</meta:printed-by>
    <meta:print-date>2009-06-23T15:57:15.07</meta:print-date>
    <meta:document-statistic meta:table-count="0" meta:image-count="0" meta:object-count="0" meta:page-count="1" meta:paragraph-count="19" meta:word-count="190" meta:character-count="1164"/>
  </office:meta>
</office:document-meta>
</file>